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0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6383" table:default-cell-style-name="ce8"/>
        <table:table-row table:style-name="ro1">
          <table:table-cell table:style-name="ce7"/>
          <table:table-cell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5.55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0 "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"Vėžliukai nindz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55 "Langai I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5 "Išdavyst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Super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50 "Išlaisvinti Vilį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5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5 "Zoid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5 "Jin, Jangas ir J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Aist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5 "Viktor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5 "Buvusio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1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40 Nuo… Iki…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skutinė instanc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30 Dviračio šo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35 "Dekst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Detektyvė Džonson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"Teroristų pogrind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.40 "Kovotojo kelias"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5.55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0 "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"Vėžliukai nindz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55 "Langai I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5 "Išdavyst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Gyvenimas kaip kin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Abipus sien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5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5 "Zoid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5 "Jin, Jangas ir J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Aist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5 "Viktor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5 "Buvusio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2 Žodis – ne žvirbl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1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40 Srov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Gyvenimas pagal moter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30 Dviračio šo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35 "Skaiči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Išrinktie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"Teroristų pogrind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.40 "Kovotojo kelias"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5.55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0 "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"Vėžliukai nindz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55 "Langai I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5 "Išdavyst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Žvaigždžių duetai 2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5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5 "Zoid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5 "Jin, Jangas ir J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Aist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5 "Viktor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5 "Buvusio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1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40 Abipus sien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Trečias nereikaling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30 Dviračio šo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35 "Sensac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Plikšių juokeliai. Karštasis tuzin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"Ligoninės priimamasis"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5.55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0 "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"Vėžliukai nindz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5 "Narut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55 "Langai I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5 "Išdavyst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Nuo… Iki…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Srov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5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5 "Zoid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5 "Jin, Jangas ir J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5 "Dinozaur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Aist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5 "Viktor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5 "Buvusio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1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40 Kaip gyveni?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Vienas prieš visu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30 Dviračio šo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35 "Montana". D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Sveikatos ABC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5.55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0 "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"Vėžliukai nindz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5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55 "Langai I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5 "Išdavyst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Muzikos akadem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Nekviesta meilė 3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5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5 "Zoid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5 "Jin, Jangas ir J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5 "Dinozaur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Linksmieji Tomas ir Džer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Aist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5 "Viktori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5 "Buvusio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10 Slavianskij bazar 2008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10 Nuostabusis "Disney" pasaulis. "Nerealiej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30 "Erdvėlaivio kariai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.20 "Amerikietiškas nusikaltimas". Trileris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30 "Geležinis žmog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5 "X me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0 "Disney" klubas. Mažieji Einštei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45 "Disney" klubas. 101 dalmatin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10 "Disney" klubas. Drąsuolė Kim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35 "Disney" klubas. Aladin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Bus švaria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10 "Andrė". Nuotykių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50 "Vidurinės mokyklos miuziklas 2"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50 "Dvasių užkalbėto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55 "Užburt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Super Kakad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45 Gyvenimas kaip kin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Muzikos akadem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25 "Garbės kuopa 2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25 "Blyksnis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0 "Anapus slėnio". Vestern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.45 "Geismai". Erotinis f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4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N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30 "Geležinis žmog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55 "X me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20 "Disney" klubas. Mažieji Einštei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45 "Disney" klubas. 101 dalmatin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10 "Disney" klubas. Drąsuolė Kim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35 "Disney" klubas. Aladin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Sveikatos ABC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Baltojo katino svetain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upermenas II". Nuotykių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50 "Dvasių užkalbėtoj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55 "Užburt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55 Naujas ūk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Tikroji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Ne vienas kelyje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45 Teleloto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45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Savaitės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30 Le Broniaus šo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Auksinė savaitės blyk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Potvynis". Katastrofų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5 "Alibi". Komedija.</text:p>
          </table:table-cell>
          <table:table-cell table:number-columns-repeated="16383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3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1:34:37.7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0-31T21:35:30.337000000</dc:date>
    <meta:editing-duration>PT2H5M41S</meta:editing-duration>
    <meta:editing-cycles>6</meta:editing-cycles>
    <meta:generator>LibreOffice/7.6.2.1$Windows_X86_64 LibreOffice_project/56f7684011345957bbf33a7ee678afaf4d2ba333</meta:generator>
    <meta:document-statistic meta:table-count="1" meta:cell-count="187" meta:object-count="0"/>
  </office:meta>
</office:document-meta>
</file>